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aee" officeooo:paragraph-rsid="000f9aee"/>
    </style:style>
    <style:style style:name="P2" style:family="paragraph" style:parent-style-name="Standard">
      <style:text-properties officeooo:paragraph-rsid="0012fa28"/>
    </style:style>
    <style:style style:name="P3" style:family="paragraph" style:parent-style-name="Standard">
      <style:text-properties officeooo:rsid="00133f73" officeooo:paragraph-rsid="00133f73"/>
    </style:style>
    <style:style style:name="P4" style:family="paragraph" style:parent-style-name="Standard">
      <style:text-properties officeooo:rsid="00133f73" officeooo:paragraph-rsid="0016864b"/>
    </style:style>
    <style:style style:name="P5" style:family="paragraph" style:parent-style-name="Text_20_body">
      <style:text-properties officeooo:rsid="00133f73" officeooo:paragraph-rsid="0016864b"/>
    </style:style>
    <style:style style:name="T1" style:family="text">
      <style:text-properties officeooo:rsid="001e7fbf"/>
    </style:style>
    <style:style style:name="T2" style:family="text">
      <style:text-properties officeooo:rsid="001dda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mp43.ino</text:p>
      <text:p text:style-name="Standard">#include &lt;WiFi.h&gt;</text:p>
      <text:p text:style-name="Standard">#include &lt;FS.h&gt;</text:p>
      <text:p text:style-name="Standard">#include &lt;SPIFFS.h&gt;</text:p>
      <text:p text:style-name="Standard">#include &lt;PZEM004Tv30.h&gt;</text:p>
      <text:p text:style-name="Standard">#include &lt;HardwareSerial.h&gt;</text:p>
      <text:p text:style-name="Standard">#include &lt;TimeLib.h&gt;</text:p>
      <text:p text:style-name="Standard"/>
      <text:p text:style-name="Standard">// Replace with your network credentials</text:p>
      <text:p text:style-name="Standard">//const char* ssid = "AMAL BSNL FIBER 5G";</text:p>
      <text:p text:style-name="Standard">//const char* password = "lali5387";</text:p>
      <text:p text:style-name="Standard">const char* ssid = "Airtel_sunware_main";</text:p>
      <text:p text:style-name="Standard">const char* password = "100200300";</text:p>
      <text:p text:style-name="Standard">// Relay pins connected to GPIOs</text:p>
      <text:p text:style-name="Standard">const int relayPin1 = 15;</text:p>
      <text:p text:style-name="Standard">const int relayPin2 = 2;</text:p>
      <text:p text:style-name="Standard">const int relayPin3 = 4;</text:p>
      <text:p text:style-name="Standard">const int relayPin4 = 5;</text:p>
      <text:p text:style-name="Standard"/>
      <text:p text:style-name="Standard">// PZEM-004T setup</text:p>
      <text:p text:style-name="Standard">HardwareSerial mySerial(1);</text:p>
      <text:p text:style-name="Standard">PZEM004Tv30 pzem(&amp;mySerial, 16, 17);</text:p>
      <text:p text:style-name="Standard"/>
      <text:p text:style-name="Standard">// Lamp states and ON times</text:p>
      <text:p text:style-name="Standard">bool lampStates[4] = {false, false, false, false};</text:p>
      <text:p text:style-name="Standard">unsigned long lampOnTimes[4] = {0, 0, 0, 0};</text:p>
      <text:p text:style-name="Standard">unsigned long lampStartTimes[4] = {0, 0, 0, 0};</text:p>
      <text:p text:style-name="Standard"/>
      <text:p text:style-name="Standard">// HTTP Server</text:p>
      <text:p text:style-name="Standard">WiFiServer server(80);</text:p>
      <text:p text:style-name="Standard"/>
      <text:p text:style-name="Standard">// Function Declarations</text:p>
      <text:p text:style-name="Standard">void serveLiveData(WiFiClient&amp; client);</text:p>
      <text:p text:style-name="Standard">String generateHTML();</text:p>
      <text:p text:style-name="Standard">String formatTime(unsigned long ms);</text:p>
      <text:p text:style-name="Standard"/>
      <text:p text:style-name="Standard">void setup() {</text:p>
      <text:p text:style-name="Standard"><text:s text:c="2"/>Serial.begin(115200);</text:p>
      <text:p text:style-name="Standard"/>
      <text:p text:style-name="Standard"><text:s text:c="2"/>// Initialize relay pins</text:p>
      <text:p text:style-name="Standard"><text:s text:c="2"/>pinMode(relayPin1, OUTPUT);</text:p>
      <text:p text:style-name="Standard"><text:s text:c="2"/>pinMode(relayPin2, OUTPUT);</text:p>
      <text:p text:style-name="Standard"><text:s text:c="2"/>pinMode(relayPin3, OUTPUT);</text:p>
      <text:p text:style-name="Standard"><text:s text:c="2"/>pinMode(relayPin4, OUTPUT);</text:p>
      <text:p text:style-name="Standard"><text:s text:c="2"/>digitalWrite(relayPin1, HIGH);</text:p>
      <text:p text:style-name="Standard"><text:s text:c="2"/>digitalWrite(relayPin2, HIGH);</text:p>
      <text:p text:style-name="Standard"><text:s text:c="2"/>digitalWrite(relayPin3, HIGH);</text:p>
      <text:p text:style-name="Standard"><text:s text:c="2"/>digitalWrite(relayPin4, HIGH);</text:p>
      <text:p text:style-name="Standard"/>
      <text:p text:style-name="Standard"><text:s text:c="2"/>// Connect to Wi-Fi</text:p>
      <text:p text:style-name="Standard"><text:s text:c="2"/>Serial.print("Connecting to Wi-Fi...");</text:p>
      <text:p text:style-name="Standard"><text:s text:c="2"/>WiFi.begin(ssid, password);</text:p>
      <text:p text:style-name="Standard"><text:soft-page-break/><text:s text:c="2"/>while (WiFi.status() != WL_CONNECTED) {</text:p>
      <text:p text:style-name="Standard"><text:s text:c="4"/>delay(1000);</text:p>
      <text:p text:style-name="Standard"><text:s text:c="4"/>Serial.print(".");</text:p>
      <text:p text:style-name="Standard"><text:s text:c="2"/>}</text:p>
      <text:p text:style-name="Standard"><text:s text:c="2"/>Serial.println("Connected!");</text:p>
      <text:p text:style-name="Standard"><text:s text:c="2"/>Serial.print("IP Address: ");</text:p>
      <text:p text:style-name="Standard"><text:s text:c="2"/>Serial.println(WiFi.localIP());</text:p>
      <text:p text:style-name="Standard"/>
      <text:p text:style-name="Standard"><text:s text:c="2"/>// Start HTTP server</text:p>
      <text:p text:style-name="Standard"><text:s text:c="2"/>server.begin();</text:p>
      <text:p text:style-name="Standard"/>
      <text:p text:style-name="Standard"><text:s text:c="2"/>// Initialize PZEM</text:p>
      <text:p text:style-name="Standard"><text:s text:c="2"/>mySerial.begin(9600, SERIAL_8N1, 16, 17);</text:p>
      <text:p text:style-name="Standard">}</text:p>
      <text:p text:style-name="Standard"/>
      <text:p text:style-name="Standard"/>
      <text:p text:style-name="Standard">void loop() {</text:p>
      <text:p text:style-name="Standard"><text:s text:c="2"/>// Handle HTTP requests</text:p>
      <text:p text:style-name="Standard"><text:s text:c="2"/>WiFiClient client = server.available();</text:p>
      <text:p text:style-name="Standard"><text:s text:c="2"/>if (client) {</text:p>
      <text:p text:style-name="Standard"><text:s text:c="4"/>String request = client.readStringUntil('\r');</text:p>
      <text:p text:style-name="Standard"><text:s text:c="4"/>client.flush();</text:p>
      <text:p text:style-name="Standard"/>
      <text:p text:style-name="Standard"><text:s text:c="4"/>// Toggle relay states based on URL request</text:p>
      <text:p text:style-name="Standard"><text:s text:c="4"/>if (request.indexOf("/lamp1/on") != -1) {</text:p>
      <text:p text:style-name="Standard"><text:s text:c="6"/>if (!lampStates[0]) { <text:s/>// Only reset start time if the lamp was previously OFF</text:p>
      <text:p text:style-name="Standard"><text:s text:c="8"/>lampStartTimes[0] = millis();</text:p>
      <text:p text:style-name="Standard"><text:s text:c="6"/>}</text:p>
      <text:p text:style-name="Standard"><text:s text:c="6"/>lampStates[0] = true; <text:s/>// Update state</text:p>
      <text:p text:style-name="Standard"><text:s text:c="6"/>digitalWrite(relayPin1, LOW); <text:s/>// Turn ON</text:p>
      <text:p text:style-name="Standard"><text:s text:c="4"/>} else if (request.indexOf("/lamp1/off") != -1) {</text:p>
      <text:p text:style-name="Standard"><text:s text:c="6"/>if (lampStates[0]) { <text:s/>// Only accumulate time if the lamp was previously ON</text:p>
      <text:p text:style-name="Standard"><text:s text:c="8"/>lampOnTimes[0] += millis() - lampStartTimes[0];</text:p>
      <text:p text:style-name="Standard"><text:s text:c="6"/>}</text:p>
      <text:p text:style-name="Standard"><text:s text:c="6"/>lampStates[0] = false; <text:s/>// Update state</text:p>
      <text:p text:style-name="Standard"><text:s text:c="6"/>digitalWrite(relayPin1, HIGH); <text:s/>// Turn OFF</text:p>
      <text:p text:style-name="Standard"><text:s text:c="4"/>}</text:p>
      <text:p text:style-name="Standard"/>
      <text:p text:style-name="Standard"><text:s text:c="4"/>if (request.indexOf("/lamp2/on") != -1) {</text:p>
      <text:p text:style-name="Standard"><text:s text:c="6"/>if (!lampStates[1]) {</text:p>
      <text:p text:style-name="Standard"><text:s text:c="8"/>lampStartTimes[1] = millis();</text:p>
      <text:p text:style-name="Standard"><text:s text:c="6"/>}</text:p>
      <text:p text:style-name="Standard"><text:s text:c="6"/>lampStates[1] = true;</text:p>
      <text:p text:style-name="Standard"><text:s text:c="6"/>digitalWrite(relayPin2, LOW);</text:p>
      <text:p text:style-name="Standard"><text:s text:c="4"/>} else if (request.indexOf("/lamp2/off") != -1) {</text:p>
      <text:p text:style-name="Standard"><text:s text:c="6"/>if (lampStates[1]) {</text:p>
      <text:p text:style-name="Standard"><text:s text:c="8"/>lampOnTimes[1] += millis() - lampStartTimes[1];</text:p>
      <text:p text:style-name="Standard"><text:s text:c="6"/>}</text:p>
      <text:p text:style-name="Standard"><text:s text:c="6"/>lampStates[1] = false;</text:p>
      <text:p text:style-name="Standard"><text:s text:c="6"/>digitalWrite(relayPin2, HIGH);</text:p>
      <text:p text:style-name="Standard"><text:s text:c="4"/>}</text:p>
      <text:p text:style-name="Standard"/>
      <text:p text:style-name="Standard"><text:soft-page-break/><text:s text:c="4"/>if (request.indexOf("/lamp3/on") != -1) {</text:p>
      <text:p text:style-name="Standard"><text:s text:c="6"/>if (!lampStates[2]) {</text:p>
      <text:p text:style-name="Standard"><text:s text:c="8"/>lampStartTimes[2] = millis();</text:p>
      <text:p text:style-name="Standard"><text:s text:c="6"/>}</text:p>
      <text:p text:style-name="Standard"><text:s text:c="6"/>lampStates[2] = true;</text:p>
      <text:p text:style-name="Standard"><text:s text:c="6"/>digitalWrite(relayPin3, LOW);</text:p>
      <text:p text:style-name="Standard"><text:s text:c="4"/>} else if (request.indexOf("/lamp3/off") != -1) {</text:p>
      <text:p text:style-name="Standard"><text:s text:c="6"/>if (lampStates[2]) {</text:p>
      <text:p text:style-name="Standard"><text:s text:c="8"/>lampOnTimes[2] += millis() - lampStartTimes[2];</text:p>
      <text:p text:style-name="Standard"><text:s text:c="6"/>}</text:p>
      <text:p text:style-name="Standard"><text:s text:c="6"/>lampStates[2] = false;</text:p>
      <text:p text:style-name="Standard"><text:s text:c="6"/>digitalWrite(relayPin3, HIGH);</text:p>
      <text:p text:style-name="Standard"><text:s text:c="4"/>}</text:p>
      <text:p text:style-name="Standard"/>
      <text:p text:style-name="Standard"><text:s text:c="4"/>if (request.indexOf("/lamp4/on") != -1) {</text:p>
      <text:p text:style-name="Standard"><text:s text:c="6"/>if (!lampStates[3]) {</text:p>
      <text:p text:style-name="Standard"><text:s text:c="8"/>lampStartTimes[3] = millis();</text:p>
      <text:p text:style-name="Standard"><text:s text:c="6"/>}</text:p>
      <text:p text:style-name="Standard"><text:s text:c="6"/>lampStates[3] = true;</text:p>
      <text:p text:style-name="Standard"><text:s text:c="6"/>digitalWrite(relayPin4, LOW);</text:p>
      <text:p text:style-name="Standard"><text:s text:c="4"/>} else if (request.indexOf("/lamp4/off") != -1) {</text:p>
      <text:p text:style-name="Standard"><text:s text:c="6"/>if (lampStates[3]) {</text:p>
      <text:p text:style-name="Standard"><text:s text:c="8"/>lampOnTimes[3] += millis() - lampStartTimes[3];</text:p>
      <text:p text:style-name="Standard"><text:s text:c="6"/>}</text:p>
      <text:p text:style-name="Standard"><text:s text:c="6"/>lampStates[3] = false;</text:p>
      <text:p text:style-name="Standard"><text:s text:c="6"/>digitalWrite(relayPin4, HIGH);</text:p>
      <text:p text:style-name="Standard"><text:s text:c="4"/>}</text:p>
      <text:p text:style-name="Standard"/>
      <text:p text:style-name="Standard"><text:s text:c="4"/>// Serve live data or HTML</text:p>
      <text:p text:style-name="Standard"><text:s text:c="4"/>if (request.indexOf("/live-data") != -1) {</text:p>
      <text:p text:style-name="Standard"><text:s text:c="6"/>serveLiveData(client);</text:p>
      <text:p text:style-name="Standard"><text:s text:c="4"/>} else {</text:p>
      <text:p text:style-name="Standard"><text:s text:c="6"/>client.print(generateHTML());</text:p>
      <text:p text:style-name="Standard"><text:s text:c="4"/>}</text:p>
      <text:p text:style-name="Standard"><text:s text:c="4"/>delay(1);</text:p>
      <text:p text:style-name="Standard"><text:s text:c="4"/>client.stop();</text:p>
      <text:p text:style-name="Standard"><text:s text:c="2"/>}</text:p>
      <text:p text:style-name="Standard"/>
      <text:p text:style-name="Standard"/>
      <text:p text:style-name="Standard"/>
      <text:p text:style-name="Standard"><text:s text:c="2"/>// Update ON times for currently active lamps</text:p>
      <text:p text:style-name="Standard"><text:s text:c="2"/>for (int i = 0; i &lt; 4; i++) {</text:p>
      <text:p text:style-name="Standard"><text:s text:c="4"/>if (lampStates[i]) {</text:p>
      <text:p text:style-name="Standard"><text:s text:c="6"/>lampOnTimes[i] += millis() - lampStartTimes[i];</text:p>
      <text:p text:style-name="Standard"><text:s text:c="6"/>lampStartTimes[i] = millis(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String generateHTML() {</text:p>
      <text:p text:style-name="Standard"><text:s text:c="2"/>String html = "&lt;!DOCTYPE HTML&gt;&lt;html&gt;&lt;head&gt;&lt;title&gt;Lamp Control&lt;/title&gt;";</text:p>
      <text:p text:style-name="Standard"><text:s text:c="2"/>html += "&lt;style&gt;";</text:p>
      <text:p text:style-name="Standard"><text:soft-page-break/><text:s text:c="2"/>html += "body { font-family: Arial, sans-serif; text-align: center; background-color: #f9f9f9; }";</text:p>
      <text:p text:style-name="Standard"><text:s text:c="2"/>html += "h1 { color: #333; }";</text:p>
      <text:p text:style-name="Standard"><text:s text:c="2"/>html += "button { font-size: 16px; padding: 10px 20px; margin: 10px; border: none; cursor: pointer; }";</text:p>
      <text:p text:style-name="Standard"><text:s text:c="2"/>html += ".on-button { background-color: green; color: white; }";</text:p>
      <text:p text:style-name="Standard"><text:s text:c="2"/>html += ".off-button { background-color: red; color: white; }";</text:p>
      <text:p text:style-name="Standard"><text:s text:c="2"/>html += ".time-display { background-color: blue; color: white; padding: 5px; display: inline-block; }";</text:p>
      <text:p text:style-name="Standard"><text:s text:c="2"/>html += ".energy-section { background-color: #ffe4e1; padding: 20px; border-radius: 10px; margin-top: 20px; }";</text:p>
      <text:p text:style-name="Standard"><text:s text:c="2"/>html += "&lt;/style&gt;";</text:p>
      <text:p text:style-name="Standard"><text:s text:c="2"/>html += "&lt;script&gt;";</text:p>
      <text:p text:style-name="Standard"><text:s text:c="2"/>html += "function fetchData() {";</text:p>
      <text:p text:style-name="Standard"><text:s text:c="2"/>html += "fetch('/live-data').then(response =&gt; response.json()).then(data =&gt; {";</text:p>
      <text:p text:style-name="Standard"><text:s text:c="2"/>html += "document.getElementById('lamp1_time').innerText = data.lamp1_time;";</text:p>
      <text:p text:style-name="Standard"><text:s text:c="2"/>html += "document.getElementById('lamp2_time').innerText = data.lamp2_time;";</text:p>
      <text:p text:style-name="Standard"><text:s text:c="2"/>html += "document.getElementById('lamp3_time').innerText = data.lamp3_time;";</text:p>
      <text:p text:style-name="Standard"><text:s text:c="2"/>html += "document.getElementById('lamp4_time').innerText = data.lamp4_time;";</text:p>
      <text:p text:style-name="Standard"><text:s text:c="2"/>html += "document.getElementById('voltage').innerText = data.voltage + ' V';";</text:p>
      <text:p text:style-name="Standard"><text:s text:c="2"/>html += "document.getElementById('current').innerText = data.current + ' A';";</text:p>
      <text:p text:style-name="Standard"><text:s text:c="2"/>html += "document.getElementById('power').innerText = data.power + ' W';";</text:p>
      <text:p text:style-name="Standard"><text:s text:c="2"/>html += "document.getElementById('frequency').innerText = data.frequency + ' Hz';";</text:p>
      <text:p text:style-name="Standard"><text:s text:c="2"/>html += "});";</text:p>
      <text:p text:style-name="Standard"><text:s text:c="2"/>html += "}";</text:p>
      <text:p text:style-name="Standard"><text:s text:c="2"/>html += "setInterval(fetchData, 1000);"; <text:s/>// Refresh data every second</text:p>
      <text:p text:style-name="Standard"><text:s text:c="2"/>html += "&lt;/script&gt;&lt;/head&gt;&lt;body&gt;";</text:p>
      <text:p text:style-name="Standard"><text:s text:c="2"/>html += "&lt;h1&gt;Lamp Control&lt;/h1&gt;";</text:p>
      <text:p text:style-name="Standard"/>
      <text:p text:style-name="Standard"><text:s text:c="2"/>// Lamp 1 Controls</text:p>
      <text:p text:style-name="Standard"><text:s text:c="2"/>html += "&lt;p&gt;Lamp 1: " + String(lampStates[0] ? "ON" : "OFF") + "&lt;/p&gt;";</text:p>
      <text:p text:style-name="Standard"><text:s text:c="2"/>html += "&lt;a href=\"/lamp1/on\"&gt;&lt;button class='on-button'&gt;Turn ON&lt;/button&gt;&lt;/a&gt;";</text:p>
      <text:p text:style-name="Standard"><text:s text:c="2"/>html += "&lt;a href=\"/lamp1/off\"&gt;&lt;button class='off-button'&gt;Turn OFF&lt;/button&gt;&lt;/a&gt;";</text:p>
      <text:p text:style-name="Standard"><text:s text:c="2"/>html += "&lt;p class='time-display'&gt;ON Time: &lt;span id='lamp1_time'&gt;&lt;/span&gt;&lt;/p&gt;&lt;br&gt;&lt;br&gt;";</text:p>
      <text:p text:style-name="Standard"/>
      <text:p text:style-name="Standard"><text:s text:c="2"/>// Lamp 2 Controls</text:p>
      <text:p text:style-name="Standard"><text:s text:c="2"/>html += "&lt;p&gt;Lamp 2: " + String(lampStates[1] ? "ON" : "OFF") + "&lt;/p&gt;";</text:p>
      <text:p text:style-name="Standard"><text:s text:c="2"/>html += "&lt;a href=\"/lamp2/on\"&gt;&lt;button class='on-button'&gt;Turn ON&lt;/button&gt;&lt;/a&gt;";</text:p>
      <text:p text:style-name="Standard"><text:s text:c="2"/>html += "&lt;a href=\"/lamp2/off\"&gt;&lt;button class='off-button'&gt;Turn OFF&lt;/button&gt;&lt;/a&gt;";</text:p>
      <text:p text:style-name="Standard"><text:s text:c="2"/>html += "&lt;p class='time-display'&gt;ON Time: &lt;span id='lamp2_time'&gt;&lt;/span&gt;&lt;/p&gt;&lt;br&gt;&lt;br&gt;";</text:p>
      <text:p text:style-name="Standard"/>
      <text:p text:style-name="Standard"><text:s text:c="2"/>// Lamp 3 Controls</text:p>
      <text:p text:style-name="Standard"><text:s text:c="2"/>html += "&lt;p&gt;Lamp 3: " + String(lampStates[2] ? "ON" : "OFF") + "&lt;/p&gt;";</text:p>
      <text:p text:style-name="Standard"><text:s text:c="2"/>html += "&lt;a href=\"/lamp3/on\"&gt;&lt;button class='on-button'&gt;Turn ON&lt;/button&gt;&lt;/a&gt;";</text:p>
      <text:p text:style-name="Standard"><text:s text:c="2"/>html += "&lt;a href=\"/lamp3/off\"&gt;&lt;button class='off-button'&gt;Turn OFF&lt;/button&gt;&lt;/a&gt;";</text:p>
      <text:p text:style-name="Standard"><text:s text:c="2"/>html += "&lt;p class='time-display'&gt;ON Time: &lt;span id='lamp3_time'&gt;&lt;/span&gt;&lt;/p&gt;&lt;br&gt;&lt;br&gt;";</text:p>
      <text:p text:style-name="Standard"/>
      <text:p text:style-name="Standard"><text:s text:c="2"/>// Lamp 4 Controls</text:p>
      <text:p text:style-name="Standard"><text:s text:c="2"/>html += "&lt;p&gt;Lamp 4: " + String(lampStates[3] ? "ON" : "OFF") + "&lt;/p&gt;";</text:p>
      <text:p text:style-name="Standard"><text:s text:c="2"/>html += "&lt;a href=\"/lamp4/on\"&gt;&lt;button class='on-button'&gt;Turn ON&lt;/button&gt;&lt;/a&gt;";</text:p>
      <text:p text:style-name="Standard"><text:s text:c="2"/>html += "&lt;a href=\"/lamp4/off\"&gt;&lt;button class='off-button'&gt;Turn OFF&lt;/button&gt;&lt;/a&gt;";</text:p>
      <text:p text:style-name="Standard"><text:s text:c="2"/>html += "&lt;p class='time-display'&gt;ON Time: &lt;span id='lamp4_time'&gt;&lt;/span&gt;&lt;/p&gt;&lt;br&gt;&lt;br&gt;";</text:p>
      <text:p text:style-name="Standard"/>
      <text:p text:style-name="Standard"><text:soft-page-break/><text:s text:c="2"/>// PZEM-004T Data</text:p>
      <text:p text:style-name="Standard"><text:s text:c="2"/>html += "&lt;div class='energy-section'&gt;";</text:p>
      <text:p text:style-name="Standard"><text:s text:c="2"/>html += "&lt;h2&gt;Energy Monitoring&lt;/h2&gt;";</text:p>
      <text:p text:style-name="Standard"><text:s text:c="2"/>html += "&lt;p&gt;Voltage: &lt;span id='voltage'&gt;&lt;/span&gt;&lt;/p&gt;";</text:p>
      <text:p text:style-name="Standard"><text:s text:c="2"/>html += "&lt;p&gt;Current: &lt;span id='current'&gt;&lt;/span&gt;&lt;/p&gt;";</text:p>
      <text:p text:style-name="Standard"><text:s text:c="2"/>html += "&lt;p&gt;Power: &lt;span id='power'&gt;&lt;/span&gt;&lt;/p&gt;";</text:p>
      <text:p text:style-name="Standard"><text:s text:c="2"/>html += "&lt;p&gt;Frequency: &lt;span id='frequency'&gt;&lt;/span&gt;&lt;/p&gt;";</text:p>
      <text:p text:style-name="Standard"><text:s text:c="2"/>html += "&lt;/div&gt;";</text:p>
      <text:p text:style-name="Standard"/>
      <text:p text:style-name="Standard"><text:s text:c="2"/>html += "&lt;/body&gt;&lt;/html&gt;";</text:p>
      <text:p text:style-name="Standard"><text:s text:c="2"/>return html;</text:p>
      <text:p text:style-name="Standard">}</text:p>
      <text:p text:style-name="Standard"/>
      <text:p text:style-name="Standard"/>
      <text:p text:style-name="Standard">void serveLiveData(WiFiClient&amp; client) {</text:p>
      <text:p text:style-name="Standard"><text:s text:c="2"/>float voltage = pzem.voltage();</text:p>
      <text:p text:style-name="Standard"><text:s text:c="2"/>float current = pzem.current();</text:p>
      <text:p text:style-name="Standard"><text:s text:c="2"/>float power = pzem.power();</text:p>
      <text:p text:style-name="Standard"><text:s text:c="2"/>float frequency = pzem.frequency();</text:p>
      <text:p text:style-name="Standard"/>
      <text:p text:style-name="Standard"><text:s text:c="2"/>// Convert ON times to Hrs:Min:Sec format</text:p>
      <text:p text:style-name="Standard"><text:s text:c="2"/>String lamp1_time = formatTime(lampOnTimes[0]);</text:p>
      <text:p text:style-name="Standard"><text:s text:c="2"/>String lamp2_time = formatTime(lampOnTimes[1]);</text:p>
      <text:p text:style-name="Standard"><text:s text:c="2"/>String lamp3_time = formatTime(lampOnTimes[2]);</text:p>
      <text:p text:style-name="Standard"><text:s text:c="2"/>String lamp4_time = formatTime(lampOnTimes[3]);</text:p>
      <text:p text:style-name="Standard"/>
      <text:p text:style-name="Standard"><text:s text:c="2"/>// JSON response</text:p>
      <text:p text:style-name="Standard"><text:s text:c="2"/>String json = "{";</text:p>
      <text:p text:style-name="Standard"><text:s text:c="2"/>json += "\"lamp1_time\":\"" + lamp1_time + "\",";</text:p>
      <text:p text:style-name="Standard"><text:s text:c="2"/>json += "\"lamp2_time\":\"" + lamp2_time + "\",";</text:p>
      <text:p text:style-name="Standard"><text:s text:c="2"/>json += "\"lamp3_time\":\"" + lamp3_time + "\",";</text:p>
      <text:p text:style-name="Standard"><text:s text:c="2"/>json += "\"lamp4_time\":\"" + lamp4_time + "\",";</text:p>
      <text:p text:style-name="Standard"><text:s text:c="2"/>json += "\"voltage\":" + String(voltage, 2) + ",";</text:p>
      <text:p text:style-name="Standard"><text:s text:c="2"/>json += "\"current\":" + String(current, 2) + ",";</text:p>
      <text:p text:style-name="Standard"><text:s text:c="2"/>json += "\"power\":" + String(power, 2) + ",";</text:p>
      <text:p text:style-name="Standard"><text:s text:c="2"/>json += "\"frequency\":" + String(frequency, 2);</text:p>
      <text:p text:style-name="Standard"><text:s text:c="2"/>json += "}";</text:p>
      <text:p text:style-name="Standard"><text:s text:c="2"/>client.println("HTTP/1.1 200 OK");</text:p>
      <text:p text:style-name="Standard"><text:s text:c="2"/>client.println("Content-Type: application/json");</text:p>
      <text:p text:style-name="Standard"><text:s text:c="2"/>client.println("Connection: close");</text:p>
      <text:p text:style-name="Standard"><text:s text:c="2"/>client.println();</text:p>
      <text:p text:style-name="Standard"><text:s text:c="2"/>client.println(json);</text:p>
      <text:p text:style-name="Standard">}</text:p>
      <text:p text:style-name="Standard"/>
      <text:p text:style-name="Standard">String formatTime(unsigned long ms) {</text:p>
      <text:p text:style-name="Standard"><text:s text:c="2"/>unsigned long totalSec = ms / 1000;</text:p>
      <text:p text:style-name="Standard"><text:s text:c="2"/>unsigned long hours = totalSec / 3600;</text:p>
      <text:p text:style-name="Standard"><text:s text:c="2"/>unsigned long minutes = (totalSec % 3600) / 60;</text:p>
      <text:p text:style-name="Standard"><text:s text:c="2"/>unsigned long seconds = totalSec % 60;</text:p>
      <text:p text:style-name="Standard"><text:s text:c="2"/>return String(hours) + ":" + String(minutes) + ":" + String(seconds);</text:p>
      <text:p text:style-name="Standard">}</text:p>
      <text:p text:style-name="Standard">sudo nano /etc/nginx/sites-available/iot.sunware.in</text:p>
      <text:p text:style-name="Standard"><text:soft-page-break/></text:p>
      <text:p text:style-name="Standard">server {</text:p>
      <text:p text:style-name="Standard"><text:s text:c="4"/>listen 80;</text:p>
      <text:p text:style-name="Standard"><text:s text:c="4"/>server_name iot.sunware.in www.iot.sunware.in;</text:p>
      <text:p text:style-name="Standard"/>
      <text:p text:style-name="Standard"><text:s text:c="4"/>root /var/www/iot.sunware.in;</text:p>
      <text:p text:style-name="Standard"><text:s text:c="4"/>index index.html;</text:p>
      <text:p text:style-name="Standard"/>
      <text:p text:style-name="Standard"><text:s text:c="4"/>location / {</text:p>
      <text:p text:style-name="Standard"><text:s text:c="8"/>try_files $uri $uri/ =404;</text:p>
      <text:p text:style-name="Standard"><text:s text:c="4"/>}</text:p>
      <text:p text:style-name="Standard"/>
      <text:p text:style-name="Standard"><text:s text:c="4"/>location /api/ {</text:p>
      <text:p text:style-name="Standard"><text:s text:c="8"/>proxy_pass http://&lt;ESP32-IP&gt;:80/; <text:s/># Replace &lt;ESP32-IP&gt; with the IP address of your ESP32</text:p>
      <text:p text:style-name="Standard"><text:s text:c="8"/>proxy_set_header Host $host;</text:p>
      <text:p text:style-name="Standard"><text:s text:c="8"/>proxy_set_header X-Real-IP $remote_addr;</text:p>
      <text:p text:style-name="Standard"><text:s text:c="8"/>proxy_set_header X-Forwarded-For $proxy_add_x_forwarded_for;</text:p>
      <text:p text:style-name="Standard"><text:s text:c="8"/>proxy_set_header X-Forwarded-Proto $scheme;</text:p>
      <text:p text:style-name="Standard"><text:s text:c="4"/>}</text:p>
      <text:p text:style-name="Standard">}</text:p>
      <text:p text:style-name="Standard"/>
      <text:p text:style-name="Standard">sudo ln -s /etc/nginx/sites-available/iot.sunware.in /etc/nginx/sites-enabled/</text:p>
      <text:p text:style-name="Standard">sudo nginx -t</text:p>
      <text:p text:style-name="Standard">sudo systemctl restart nginx</text:p>
      <text:p text:style-name="Standard"/>
      <text:p text:style-name="Standard">sudo nano /var/www/iot.sunware.in/index.html</text:p>
      <text:p text:style-name="Standard"/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Energy Monitoring Dashboard&lt;/title&gt;</text:p>
      <text:p text:style-name="Standard"><text:s text:c="4"/>&lt;link rel="stylesheet" href="styles.css"&gt;</text:p>
      <text:p text:style-name="Standard"><text:s text:c="4"/>&lt;script&gt;</text:p>
      <text:p text:style-name="Standard"><text:s text:c="8"/>function fetchLiveData() {</text:p>
      <text:p text:style-name="Standard"><text:s text:c="12"/>fetch('/api/live-data')</text:p>
      <text:p text:style-name="Standard"><text:s text:c="16"/>.then(response =&gt; response.json())</text:p>
      <text:p text:style-name="Standard"><text:s text:c="16"/>.then(data =&gt; {</text:p>
      <text:p text:style-name="Standard"><text:s text:c="20"/>document.getElementById('voltage').innerText = data.voltage + ' V';</text:p>
      <text:p text:style-name="Standard"><text:s text:c="20"/>document.getElementById('current').innerText = data.current + ' A';</text:p>
      <text:p text:style-name="Standard"><text:s text:c="20"/>document.getElementById('power').innerText = data.power + ' W';</text:p>
      <text:p text:style-name="Standard"><text:s text:c="20"/>document.getElementById('frequency').innerText = data.frequency + ' Hz';</text:p>
      <text:p text:style-name="Standard"><text:s text:c="20"/>document.getElementById('lamp1_time').innerText = data.lamp1_time;</text:p>
      <text:p text:style-name="Standard"><text:s text:c="20"/>document.getElementById('lamp2_time').innerText = data.lamp2_time;</text:p>
      <text:p text:style-name="Standard"><text:s text:c="20"/>document.getElementById('lamp3_time').innerText = data.lamp3_time;</text:p>
      <text:p text:style-name="Standard"><text:s text:c="20"/>document.getElementById('lamp4_time').innerText = data.lamp4_time;</text:p>
      <text:p text:style-name="Standard"><text:s text:c="16"/>})</text:p>
      <text:p text:style-name="Standard"><text:s text:c="16"/>.catch(error =&gt; console.error('Error fetching live data:', error));</text:p>
      <text:p text:style-name="Standard"><text:s text:c="8"/>}</text:p>
      <text:p text:style-name="Standard"/>
      <text:p text:style-name="Standard"><text:s text:c="8"/>setInterval(fetchLiveData, 1000); // Fetch live data every second</text:p>
      <text:p text:style-name="Standard"><text:soft-page-break/><text:s text:c="4"/>&lt;/script&gt;</text:p>
      <text:p text:style-name="Standard">&lt;/head&gt;</text:p>
      <text:p text:style-name="Standard">&lt;body&gt;</text:p>
      <text:p text:style-name="Standard"><text:s text:c="4"/>&lt;h1&gt;Energy Monitoring Dashboard&lt;/h1&gt;</text:p>
      <text:p text:style-name="Standard"><text:s text:c="4"/>&lt;div id="controls"&gt;</text:p>
      <text:p text:style-name="Standard"><text:s text:c="8"/>&lt;h2&gt;Relay Controls&lt;/h2&gt;</text:p>
      <text:p text:style-name="Standard"><text:s text:c="8"/>&lt;div class="relay"&gt;</text:p>
      <text:p text:style-name="Standard"><text:s text:c="12"/>&lt;h3&gt;Lamp 1&lt;/h3&gt;</text:p>
      <text:p text:style-name="Standard"><text:s text:c="12"/>&lt;button onclick="fetch('/api/lamp1/on')"&gt;Turn ON&lt;/button&gt;</text:p>
      <text:p text:style-name="Standard"><text:s text:c="12"/>&lt;button onclick="fetch('/api/lamp1/off')"&gt;Turn OFF&lt;/button&gt;</text:p>
      <text:p text:style-name="Standard"><text:s text:c="12"/>&lt;p&gt;ON Time: &lt;span id="lamp1_time"&gt;0:0:0&lt;/span&gt;&lt;/p&gt;</text:p>
      <text:p text:style-name="Standard"><text:s text:c="8"/>&lt;/div&gt;</text:p>
      <text:p text:style-name="Standard"><text:s text:c="8"/>&lt;div class="relay"&gt;</text:p>
      <text:p text:style-name="Standard"><text:s text:c="12"/>&lt;h3&gt;Lamp 2&lt;/h3&gt;</text:p>
      <text:p text:style-name="Standard"><text:s text:c="12"/>&lt;button onclick="fetch('/api/lamp2/on')"&gt;Turn ON&lt;/button&gt;</text:p>
      <text:p text:style-name="Standard"><text:s text:c="12"/>&lt;button onclick="fetch('/api/lamp2/off')"&gt;Turn OFF&lt;/button&gt;</text:p>
      <text:p text:style-name="Standard"><text:s text:c="12"/>&lt;p&gt;ON Time: &lt;span id="lamp2_time"&gt;0:0:0&lt;/span&gt;&lt;/p&gt;</text:p>
      <text:p text:style-name="Standard"><text:s text:c="8"/>&lt;/div&gt;</text:p>
      <text:p text:style-name="Standard"><text:s text:c="8"/>&lt;div class="relay"&gt;</text:p>
      <text:p text:style-name="Standard"><text:s text:c="12"/>&lt;h3&gt;Lamp 3&lt;/h3&gt;</text:p>
      <text:p text:style-name="Standard"><text:s text:c="12"/>&lt;button onclick="fetch('/api/lamp3/on')"&gt;Turn ON&lt;/button&gt;</text:p>
      <text:p text:style-name="Standard"><text:s text:c="12"/>&lt;button onclick="fetch('/api/lamp3/off')"&gt;Turn OFF&lt;/button&gt;</text:p>
      <text:p text:style-name="Standard"><text:s text:c="12"/>&lt;p&gt;ON Time: &lt;span id="lamp3_time"&gt;0:0:0&lt;/span&gt;&lt;/p&gt;</text:p>
      <text:p text:style-name="Standard"><text:s text:c="8"/>&lt;/div&gt;</text:p>
      <text:p text:style-name="Standard"><text:s text:c="8"/>&lt;div class="relay"&gt;</text:p>
      <text:p text:style-name="Standard"><text:s text:c="12"/>&lt;h3&gt;Lamp 4&lt;/h3&gt;</text:p>
      <text:p text:style-name="Standard"><text:s text:c="12"/>&lt;button onclick="fetch('/api/lamp4/on')"&gt;Turn ON&lt;/button&gt;</text:p>
      <text:p text:style-name="Standard"><text:s text:c="12"/>&lt;button onclick="fetch('/api/lamp4/off')"&gt;Turn OFF&lt;/button&gt;</text:p>
      <text:p text:style-name="Standard"><text:s text:c="12"/>&lt;p&gt;ON Time: &lt;span id="lamp4_time"&gt;0:0:0&lt;/span&gt;&lt;/p&gt;</text:p>
      <text:p text:style-name="Standard"><text:s text:c="8"/>&lt;/div&gt;</text:p>
      <text:p text:style-name="Standard"><text:s text:c="4"/>&lt;/div&gt;</text:p>
      <text:p text:style-name="Standard"/>
      <text:p text:style-name="Standard"><text:s text:c="4"/>&lt;div id="energy-monitoring"&gt;</text:p>
      <text:p text:style-name="Standard"><text:s text:c="8"/>&lt;h2&gt;Energy Monitoring&lt;/h2&gt;</text:p>
      <text:p text:style-name="Standard"><text:s text:c="8"/>&lt;p&gt;Voltage: &lt;span id="voltage"&gt;Loading...&lt;/span&gt;&lt;/p&gt;</text:p>
      <text:p text:style-name="Standard"><text:s text:c="8"/>&lt;p&gt;Current: &lt;span id="current"&gt;Loading...&lt;/span&gt;&lt;/p&gt;</text:p>
      <text:p text:style-name="Standard"><text:s text:c="8"/>&lt;p&gt;Power: &lt;span id="power"&gt;Loading...&lt;/span&gt;&lt;/p&gt;</text:p>
      <text:p text:style-name="Standard"><text:s text:c="8"/>&lt;p&gt;Frequency: &lt;span id="frequency"&gt;Loading...&lt;/span&gt;&lt;/p&gt;</text:p>
      <text:p text:style-name="Standard"><text:s text:c="4"/>&lt;/div&gt;</text:p>
      <text:p text:style-name="Standard">&lt;/body&gt;</text:p>
      <text:p text:style-name="Standard">&lt;/html&gt;</text:p>
      <text:p text:style-name="Standard"/>
      <text:p text:style-name="Standard">sudo nano /var/www/iot.sunware.in/styles.css</text:p>
      <text:p text:style-name="Standard"/>
      <text:p text:style-name="Standard">body {</text:p>
      <text:p text:style-name="Standard"><text:s text:c="4"/>font-family: Arial, sans-serif;</text:p>
      <text:p text:style-name="Standard"><text:s text:c="4"/>text-align: center;</text:p>
      <text:p text:style-name="Standard"><text:s text:c="4"/>background-color: #f4f4f4;</text:p>
      <text:p text:style-name="Standard"><text:s text:c="4"/>margin: 0;</text:p>
      <text:p text:style-name="Standard"><text:s text:c="4"/>padding: 0;</text:p>
      <text:p text:style-name="Standard">}</text:p>
      <text:p text:style-name="Standard"/>
      <text:p text:style-name="Standard"><text:soft-page-break/>h1 {</text:p>
      <text:p text:style-name="Standard"><text:s text:c="4"/>color: #333;</text:p>
      <text:p text:style-name="Standard"><text:s text:c="4"/>margin-top: 20px;</text:p>
      <text:p text:style-name="Standard">}</text:p>
      <text:p text:style-name="Standard"/>
      <text:p text:style-name="Standard">h2 {</text:p>
      <text:p text:style-name="Standard"><text:s text:c="4"/>color: #444;</text:p>
      <text:p text:style-name="Standard"><text:s text:c="4"/>margin-bottom: 10px;</text:p>
      <text:p text:style-name="Standard">}</text:p>
      <text:p text:style-name="Standard"/>
      <text:p text:style-name="Standard">#controls, #energy-monitoring {</text:p>
      <text:p text:style-name="Standard"><text:s text:c="4"/>margin: 20px auto;</text:p>
      <text:p text:style-name="Standard"><text:s text:c="4"/>width: 80%;</text:p>
      <text:p text:style-name="Standard"><text:s text:c="4"/>background: #fff;</text:p>
      <text:p text:style-name="Standard"><text:s text:c="4"/>border: 1px solid #ddd;</text:p>
      <text:p text:style-name="Standard"><text:s text:c="4"/>border-radius: 8px;</text:p>
      <text:p text:style-name="Standard"><text:s text:c="4"/>padding: 20px;</text:p>
      <text:p text:style-name="Standard"><text:s text:c="4"/>box-shadow: 0 4px 8px rgba(0, 0, 0, 0.1);</text:p>
      <text:p text:style-name="Standard">}</text:p>
      <text:p text:style-name="Standard"/>
      <text:p text:style-name="Standard">.relay {</text:p>
      <text:p text:style-name="Standard"><text:s text:c="4"/>margin-bottom: 20px;</text:p>
      <text:p text:style-name="Standard">}</text:p>
      <text:p text:style-name="Standard"/>
      <text:p text:style-name="Standard">button {</text:p>
      <text:p text:style-name="Standard"><text:s text:c="4"/>font-size: 16px;</text:p>
      <text:p text:style-name="Standard"><text:s text:c="4"/>padding: 10px 20px;</text:p>
      <text:p text:style-name="Standard"><text:s text:c="4"/>margin: 5px;</text:p>
      <text:p text:style-name="Standard"><text:s text:c="4"/>border: none;</text:p>
      <text:p text:style-name="Standard"><text:s text:c="4"/>border-radius: 4px;</text:p>
      <text:p text:style-name="Standard"><text:s text:c="4"/>cursor: pointer;</text:p>
      <text:p text:style-name="Standard">}</text:p>
      <text:p text:style-name="Standard"/>
      <text:p text:style-name="Standard">button:hover {</text:p>
      <text:p text:style-name="Standard"><text:s text:c="4"/>opacity: 0.9;</text:p>
      <text:p text:style-name="Standard">}</text:p>
      <text:p text:style-name="Standard"/>
      <text:p text:style-name="Standard">button:active {</text:p>
      <text:p text:style-name="Standard"><text:s text:c="4"/>transform: scale(0.98);</text:p>
      <text:p text:style-name="Standard">}</text:p>
      <text:p text:style-name="Standard"/>
      <text:p text:style-name="Standard">button:nth-child(1) {</text:p>
      <text:p text:style-name="Standard"><text:s text:c="4"/>background-color: green;</text:p>
      <text:p text:style-name="Standard"><text:s text:c="4"/>color: white;</text:p>
      <text:p text:style-name="Standard">}</text:p>
      <text:p text:style-name="Standard"/>
      <text:p text:style-name="Standard">button:nth-child(2) {</text:p>
      <text:p text:style-name="Standard"><text:s text:c="4"/>background-color: red;</text:p>
      <text:p text:style-name="Standard"><text:s text:c="4"/>color: white;</text:p>
      <text:p text:style-name="Standard">}</text:p>
      <text:p text:style-name="Standard"/>
      <text:p text:style-name="Standard">#energy-monitoring p {</text:p>
      <text:p text:style-name="Standard"><text:soft-page-break/><text:s text:c="4"/>font-size: 18px;</text:p>
      <text:p text:style-name="Standard"><text:s text:c="4"/>margin: 10px 0;</text:p>
      <text:p text:style-name="Standard">}</text:p>
      <text:p text:style-name="Standard"/>
      <text:p text:style-name="Standard">span {</text:p>
      <text:p text:style-name="Standard"><text:s text:c="4"/>font-weight: bold;</text:p>
      <text:p text:style-name="Standard">}</text:p>
      <text:p text:style-name="Standard"/>
      <text:p text:style-name="Standard"/>
      <text:p text:style-name="Standard">sudo systemctl restart nginx</text:p>
      <text:p text:style-name="Standard">cd /var/www/iot.sunware.in</text:p>
      <text:p text:style-name="Standard">sudo nano /var/www/iot.sunware.in/script.js</text:p>
      <text:p text:style-name="Standard"/>
      <text:p text:style-name="Standard">function sendCommand(command) {</text:p>
      <text:p text:style-name="Standard"><text:s text:c="4"/>fetch('/api/command', {</text:p>
      <text:p text:style-name="Standard"><text:s text:c="8"/>method: 'POST',</text:p>
      <text:p text:style-name="Standard"><text:s text:c="8"/>headers: {</text:p>
      <text:p text:style-name="Standard"><text:s text:c="12"/>'Content-Type': 'application/json'</text:p>
      <text:p text:style-name="Standard"><text:s text:c="8"/>},</text:p>
      <text:p text:style-name="Standard"><text:s text:c="8"/>body: JSON.stringify({ command: command })</text:p>
      <text:p text:style-name="Standard"><text:s text:c="4"/>})</text:p>
      <text:p text:style-name="Standard"><text:s text:c="4"/>.then(response =&gt; response.json())</text:p>
      <text:p text:style-name="Standard"><text:s text:c="4"/>.then(data =&gt; {</text:p>
      <text:p text:style-name="Standard"><text:s text:c="8"/>console.log('Success:', data);</text:p>
      <text:p text:style-name="Standard"><text:s text:c="4"/>})</text:p>
      <text:p text:style-name="Standard"><text:s text:c="4"/>.catch((error) =&gt; {</text:p>
      <text:p text:style-name="Standard"><text:s text:c="8"/>console.error('Error:', error);</text:p>
      <text:p text:style-name="Standard"><text:s text:c="4"/>});</text:p>
      <text:p text:style-name="Standard">}</text:p>
      <text:p text:style-name="Standard"/>
      <text:p text:style-name="Standard">function fetchLiveData() {</text:p>
      <text:p text:style-name="Standard"><text:s text:c="4"/>fetch('/api/live-data')</text:p>
      <text:p text:style-name="Standard"><text:s text:c="8"/>.then(response =&gt; response.json())</text:p>
      <text:p text:style-name="Standard"><text:s text:c="8"/>.then(data =&gt; {</text:p>
      <text:p text:style-name="Standard"><text:s text:c="12"/>document.getElementById('voltage').innerText = data.voltage + ' V';</text:p>
      <text:p text:style-name="Standard"><text:s text:c="12"/>document.getElementById('current').innerText = data.current + ' A';</text:p>
      <text:p text:style-name="Standard"><text:s text:c="12"/>document.getElementById('power').innerText = data.power + ' W';</text:p>
      <text:p text:style-name="Standard"><text:s text:c="12"/>document.getElementById('frequency').innerText = data.frequency + ' Hz';</text:p>
      <text:p text:style-name="Standard"><text:s text:c="8"/>})</text:p>
      <text:p text:style-name="Standard"><text:s text:c="8"/>.catch((error) =&gt; console.error('Error fetching live data:', error));</text:p>
      <text:p text:style-name="Standard">}</text:p>
      <text:p text:style-name="Standard"/>
      <text:p text:style-name="Standard">setInterval(fetchLiveData, 1000); // Fetch live data every second</text:p>
      <text:p text:style-name="Standard"/>
      <text:p text:style-name="Standard">sudo apt-get update</text:p>
      <text:p text:style-name="Standard">sudo apt-get install -y nodejs npm</text:p>
      <text:p text:style-name="Standard"/>
      <text:p text:style-name="Standard">mkdir ~/esp32/lamp4/iot-backendiot-backend</text:p>
      <text:p text:style-name="Standard">cd iot-backend</text:p>
      <text:p text:style-name="Standard">npm init -y</text:p>
      <text:p text:style-name="Standard">npm install express</text:p>
      <text:p text:style-name="Standard">nano server.js</text:p>
      <text:p text:style-name="Standard"><text:soft-page-break/>const express = require('express');</text:p>
      <text:p text:style-name="Standard">const app = express();</text:p>
      <text:p text:style-name="Standard">const port = 3000;</text:p>
      <text:p text:style-name="Standard"/>
      <text:p text:style-name="Standard">app.use(express.json());</text:p>
      <text:p text:style-name="Standard"/>
      <text:p text:style-name="Standard">// Handle commands (e.g., turn relays ON/OFF)</text:p>
      <text:p text:style-name="Standard">app.post('/api/command', (req, res) =&gt; {</text:p>
      <text:p text:style-name="Standard"><text:s text:c="4"/>const command = req.body.command;</text:p>
      <text:p text:style-name="Standard"><text:s text:c="4"/>console.log(`Command received: ${command}`);</text:p>
      <text:p text:style-name="Standard"><text:s text:c="4"/>// Add hardware interfacing logic here for relays or devices</text:p>
      <text:p text:style-name="Standard"><text:s text:c="4"/>res.json({ status: 'success', command: command });</text:p>
      <text:p text:style-name="Standard">});</text:p>
      <text:p text:style-name="Standard"/>
      <text:p text:style-name="Standard">// Serve live energy data</text:p>
      <text:p text:style-name="Standard">app.get('/api/live-data', (req, res) =&gt; {</text:p>
      <text:p text:style-name="Standard"><text:s text:c="4"/>// Mocked energy data; replace with actual hardware interfacing code</text:p>
      <text:p text:style-name="Standard"><text:s text:c="4"/>res.json({</text:p>
      <text:p text:style-name="Standard"><text:s text:c="8"/>voltage: (220 + Math.random()).toFixed(2),</text:p>
      <text:p text:style-name="Standard"><text:s text:c="8"/>current: (5 + Math.random()).toFixed(2),</text:p>
      <text:p text:style-name="Standard"><text:s text:c="8"/>power: (1100 + Math.random() * 100).toFixed(2),</text:p>
      <text:p text:style-name="Standard"><text:s text:c="8"/>frequency: (50 + Math.random() * 0.5).toFixed(2)</text:p>
      <text:p text:style-name="Standard"><text:s text:c="4"/>});</text:p>
      <text:p text:style-name="Standard">});</text:p>
      <text:p text:style-name="Standard"/>
      <text:p text:style-name="Standard">app.listen(port, () =&gt; {</text:p>
      <text:p text:style-name="Standard"><text:s text:c="4"/>console.log(`Server running on http://localhost:${port}`);</text:p>
      <text:p text:style-name="Standard">});</text:p>
      <text:p text:style-name="Standard"/>
      <text:p text:style-name="Standard">node server.js</text:p>
      <text:p text:style-name="Standard"/>
      <text:p text:style-name="Standard">sudo nano /etc/nginx/sites-available/iot.sunware.in</text:p>
      <text:p text:style-name="Standard"/>
      <text:p text:style-name="Standard">location /api/ {</text:p>
      <text:p text:style-name="Standard"><text:s text:c="4"/>proxy_pass http://localhost:3000/;</text:p>
      <text:p text:style-name="Standard"><text:s text:c="4"/>proxy_set_header Host $host;</text:p>
      <text:p text:style-name="Standard"><text:s text:c="4"/>proxy_set_header X-Real-IP $remote_addr;</text:p>
      <text:p text:style-name="Standard"><text:s text:c="4"/>proxy_set_header X-Forwarded-For $proxy_add_x_forwarded_for;</text:p>
      <text:p text:style-name="Standard"><text:s text:c="4"/>proxy_set_header X-Forwarded-Proto $scheme;</text:p>
      <text:p text:style-name="Standard">}</text:p>
      <text:p text:style-name="Standard"/>
      <text:p text:style-name="Standard">sudo nginx -t</text:p>
      <text:p text:style-name="Standard"/>
      <text:p text:style-name="Standard">sudo systemctl reload nginx</text:p>
      <text:p text:style-name="Standard"/>
      <text:p text:style-name="P2">sudo nano /etc/hosts</text:p>
      <text:p text:style-name="P2">127.0.0.1 <text:s text:c="6"/>iot.sunware.in</text:p>
      <text:p text:style-name="P3"><text:a xlink:type="simple" xlink:href="http://localhost/" text:style-name="Internet_20_link" text:visited-style-name="Visited_20_Internet_20_Link">http://localhost</text:a></text:p>
      <text:p text:style-name="P3"><text:a xlink:type="simple" xlink:href="http://iot.sunware.in/" text:style-name="Internet_20_link" text:visited-style-name="Visited_20_Internet_20_Link">http://iot.sunware.in</text:a></text:p>
      <text:p text:style-name="P3">cd /home/sun/esp32/lamp4/iot-backend</text:p>
      <text:p text:style-name="P3">node server.js</text:p>
      <text:p text:style-name="P3">pm2 start /home/<text:span text:style-name="T1">sun/</text:span>iot-backend/server.js --name server -f</text:p>
      <text:p text:style-name="P3"><text:soft-page-break/></text:p>
      <text:p text:style-name="P3">pm2 list</text:p>
      <text:p text:style-name="P3">pm2 stop all</text:p>
      <text:p text:style-name="P3">pm2 delete all</text:p>
      <text:p text:style-name="P4">pm2 start /home/sun/iot-backend/server.js --name server -f</text:p>
      <text:p text:style-name="P4">pm2 save</text:p>
      <text:p text:style-name="P4">sudo systemctl restart nginx</text:p>
      <text:p text:style-name="P4"/>
      <text:p text:style-name="P5">Add calculations for power factor and kWh. The power factor is derived as:</text:p>
      <text:p text:style-name="Text_20_body"> Factor Power (W) (V) (A)Power Factor=Voltage (V)×Current (A)Active Power (W)​</text:p>
      <text:p text:style-name="Text_20_body">Kilowatt-hour (kWh) is calculated based on the power consumption over time.</text:p>
      <text:p text:style-name="P4">sun@lali:~/iot-backend$ <text:s/>sudo -i -u postgres</text:p>
      <text:p text:style-name="P4">[sudo] password for sun: <text:span text:style-name="T2">2022</text:span></text:p>
      <text:p text:style-name="P4">postgres@lali:~$ psql</text:p>
      <text:p text:style-name="P4">Password for user postgres: <text:span text:style-name="T2">postgres</text:span></text:p>
      <text:p text:style-name="P4">psql (17.2 (Ubuntu 17.2-1.pgdg24.04+1), server 13.18 (Ubuntu 13.18-1.pgdg24.04+1))</text:p>
      <text:p text:style-name="P4">Type "help" for help.</text:p>
      <text:p text:style-name="P4"/>
      <text:p text:style-name="P4">postgres=# </text:p>
      <text:p text:style-name="P4"/>
      <text:p text:style-name="P4">CREATE DATABASE iot_backend;</text:p>
      <text:p text:style-name="P4">CREATE USER iot_user WITH PASSWORD 'iot_password';</text:p>
      <text:p text:style-name="P4">GRANT ALL PRIVILEGES ON DATABASE iot_backend TO iot_user;</text:p>
      <text:p text:style-name="P4"/>
      <text:p text:style-name="P4">Switch to Your Database:</text:p>
      <text:p text:style-name="P4">\c iot_backend</text:p>
      <text:p text:style-name="P4"/>
      <text:p text:style-name="P4">Create the <text:span text:style-name="Source_20_Text">energy_monitoring</text:span> Table:</text:p>
      <text:p text:style-name="P4">CREATE TABLE energy_monitoring (</text:p>
      <text:p text:style-name="P4"><text:s text:c="4"/>id SERIAL PRIMARY KEY,</text:p>
      <text:p text:style-name="P4"><text:s text:c="4"/>timestamp TIMESTAMP NOT NULL DEFAULT CURRENT_TIMESTAMP,</text:p>
      <text:p text:style-name="P4"><text:s text:c="4"/>voltage FLOAT NOT NULL,</text:p>
      <text:p text:style-name="P4"><text:s text:c="4"/>current FLOAT NOT NULL,</text:p>
      <text:p text:style-name="P4"><text:s text:c="4"/>power FLOAT NOT NULL,</text:p>
      <text:p text:style-name="P4"><text:s text:c="4"/>frequency FLOAT NOT NULL,</text:p>
      <text:p text:style-name="P4"><text:s text:c="4"/>power_factor FLOAT NOT NULL,</text:p>
      <text:p text:style-name="P4"><text:s text:c="4"/>kwh FLOAT NOT NULL,</text:p>
      <text:p text:style-name="P4"><text:s text:c="4"/>lamp1_time VARCHAR(10),</text:p>
      <text:p text:style-name="P4"><text:s text:c="4"/>lamp2_time VARCHAR(10),</text:p>
      <text:p text:style-name="P4"><text:s text:c="4"/>lamp3_time VARCHAR(10),</text:p>
      <text:p text:style-name="P4"><text:s text:c="4"/>lamp4_time VARCHAR(10)</text:p>
      <text:p text:style-name="P4">);</text:p>
      <text:p text:style-name="P4"/>
      <text:p text:style-name="P4"/>
      <text:p text:style-name="P4">Update Your Project's </text:p>
      <text:p text:style-name="P4"/>
      <text:p text:style-name="P4">DB_HOST=localhost</text:p>
      <text:p text:style-name="P4">DB_PORT=5432</text:p>
      <text:p text:style-name="P4">DB_NAME=iot_backend</text:p>
      <text:p text:style-name="P4">DB_USER=iot_user</text:p>
      <text:p text:style-name="P4"><text:soft-page-break/>DB_PASSWORD=iot_password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2:00:36.395824461</meta:creation-date>
    <meta:generator>LibreOffice/24.8.3.2$Linux_X86_64 LibreOffice_project/e14c9fdd1f585efcbb2c5363087a99d20928d522</meta:generator>
    <dc:date>2025-01-22T12:46:54.466231141</dc:date>
    <meta:editing-duration>PT8H31M51S</meta:editing-duration>
    <meta:editing-cycles>12</meta:editing-cycles>
    <meta:document-statistic meta:table-count="0" meta:image-count="0" meta:object-count="0" meta:page-count="12" meta:paragraph-count="488" meta:word-count="1769" meta:character-count="16959" meta:non-whitespace-character-count="13931"/>
  </office:meta>
</office:document-meta>
</file>